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3333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2018-07-22_17:58:37.583737_mobilenet_1.0_224_quantize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dataset size</text:p>
          </table:table-cell>
          <table:table-cell office:value-type="string" calcext:value-type="string">
            <text:p>test size</text:p>
          </table:table-cell>
          <table:table-cell office:value-type="string" calcext:value-type="string">
            <text:p>num correct</text:p>
          </table:table-cell>
          <table:table-cell table:number-columns-repeated="4" office:value-type="string" calcext:value-type="string">
            <text:p>correct percentage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change in averag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Old dataset size</text:p>
          </table:table-cell>
          <table:table-cell office:value-type="string" calcext:value-type="string">
            <text:p>Old averag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berjack</text:p>
          </table:table-cell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4.375" calcext:value-type="float">
            <text:p>34.375</text:p>
          </table:table-cell>
          <table:table-cell office:value-type="float" office:value="59.375" calcext:value-type="float">
            <text:p>59.375</text:p>
          </table:table-cell>
          <table:table-cell office:value-type="float" office:value="40.625" calcext:value-type="float">
            <text:p>40.625</text:p>
          </table:table-cell>
          <table:table-cell table:formula="of:=AVERAGE([.E2:.H2])" office:value-type="float" office:value="46.09375" calcext:value-type="float">
            <text:p>46.09375</text:p>
          </table:table-cell>
          <table:table-cell/>
          <table:table-cell table:formula="of:=[.I2]-[.N2]" office:value-type="float" office:value="15.9862231182796" calcext:value-type="float">
            <text:p>15.9862231183</text:p>
          </table:table-cell>
          <table:table-cell table:formula="of:=([.B2]-[.M2])/[.M2]*100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0.1075268817204" calcext:value-type="float">
            <text:p>30.10752688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australian_bass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71.0526315789474" calcext:value-type="float">
            <text:p>71.0526315789</text:p>
          </table:table-cell>
          <table:table-cell table:style-name="ce2" office:value-type="float" office:value="56.578947368421" calcext:value-type="float">
            <text:p>56.5789473684</text:p>
          </table:table-cell>
          <table:table-cell table:style-name="ce2" office:value-type="float" office:value="57.8947368421053" calcext:value-type="float">
            <text:p>57.8947368421</text:p>
          </table:table-cell>
          <table:table-cell table:style-name="ce2" office:value-type="float" office:value="64.4736842105263" calcext:value-type="float">
            <text:p>64.4736842105</text:p>
          </table:table-cell>
          <table:table-cell table:style-name="ce2" table:formula="of:=AVERAGE([.E3:.H3])" office:value-type="float" office:value="62.5" calcext:value-type="float">
            <text:p>62.5</text:p>
          </table:table-cell>
          <table:table-cell table:style-name="ce2"/>
          <table:table-cell table:style-name="ce2" table:formula="of:=[.I3]-[.N3]" office:value-type="float" office:value="8.3333333333333" calcext:value-type="float">
            <text:p>8.3333333333</text:p>
          </table:table-cell>
          <table:table-cell table:formula="of:=([.B3]-[.M3])/[.M3]*100" office:value-type="float" office:value="24.2138364779874" calcext:value-type="float">
            <text:p>24.213836478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54.1666666666667" calcext:value-type="float">
            <text:p>54.1666666667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australian_bonito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AVERAGE([.E4:.H4])" office:value-type="float" office:value="4.16666666666667" calcext:value-type="float">
            <text:p>4.1666666667</text:p>
          </table:table-cell>
          <table:table-cell/>
          <table:table-cell table:formula="of:=[.I4]-[.N4]" office:value-type="float" office:value="-6.94444444444443" calcext:value-type="float">
            <text:p>-6.9444444444</text:p>
          </table:table-cell>
          <table:table-cell table:formula="of:=([.B4]-[.M4])/[.M4]*10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1.1111111111111" calcext:value-type="float">
            <text:p>11.11111111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rramundi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58.7301587301587" calcext:value-type="float">
            <text:p>58.7301587302</text:p>
          </table:table-cell>
          <table:table-cell table:style-name="ce2" office:value-type="float" office:value="65.0793650793651" calcext:value-type="float">
            <text:p>65.0793650794</text:p>
          </table:table-cell>
          <table:table-cell table:style-name="ce2" office:value-type="float" office:value="69.8412698412698" calcext:value-type="float">
            <text:p>69.8412698413</text:p>
          </table:table-cell>
          <table:table-cell table:style-name="ce2" office:value-type="float" office:value="55.5555555555556" calcext:value-type="float">
            <text:p>55.5555555556</text:p>
          </table:table-cell>
          <table:table-cell table:style-name="ce2" table:formula="of:=AVERAGE([.E5:.H5])" office:value-type="float" office:value="62.3015873015873" calcext:value-type="float">
            <text:p>62.3015873016</text:p>
          </table:table-cell>
          <table:table-cell table:style-name="ce2"/>
          <table:table-cell table:style-name="ce2" table:formula="of:=[.I5]-[.N5]" office:value-type="float" office:value="7.3308270676692" calcext:value-type="float">
            <text:p>7.3308270677</text:p>
          </table:table-cell>
          <table:table-cell table:formula="of:=([.B5]-[.M5])/[.M5]*100" office:value-type="float" office:value="7.03764320785597" calcext:value-type="float">
            <text:p>7.0376432079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54.9707602339181" calcext:value-type="float">
            <text:p>54.970760233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arred_cheek_coral_trout</text:p>
          </table:table-cell>
          <table:table-cell office:value-type="float" office:value="158" calcext:value-type="float">
            <text:p>15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</text:p>
          </table:table-cell>
          <table:table-cell table:number-columns-repeated="3" office:value-type="float" office:value="86.6666666666667" calcext:value-type="float">
            <text:p>86.6666666667</text:p>
          </table:table-cell>
          <table:table-cell table:formula="of:=AVERAGE([.E6:.H6])" office:value-type="float" office:value="83.3333333333333" calcext:value-type="float">
            <text:p>83.3333333333</text:p>
          </table:table-cell>
          <table:table-cell/>
          <table:table-cell table:formula="of:=[.I6]-[.N6]" office:value-type="float" office:value="-3.33333333333337" calcext:value-type="float">
            <text:p>-3.3333333333</text:p>
          </table:table-cell>
          <table:table-cell table:formula="of:=([.B6]-[.M6])/[.M6]*10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86.6666666666667" calcext:value-type="float">
            <text:p>86.66666666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arred_javelin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.1818181818182" calcext:value-type="float">
            <text:p>18.1818181818</text:p>
          </table:table-cell>
          <table:table-cell table:style-name="ce2" office:value-type="float" office:value="36.3636363636364" calcext:value-type="float">
            <text:p>36.3636363636</text:p>
          </table:table-cell>
          <table:table-cell table:style-name="ce2" office:value-type="float" office:value="27.2727272727273" calcext:value-type="float">
            <text:p>27.2727272727</text:p>
          </table:table-cell>
          <table:table-cell table:style-name="ce2" office:value-type="float" office:value="63.6363636363636" calcext:value-type="float">
            <text:p>63.6363636364</text:p>
          </table:table-cell>
          <table:table-cell table:style-name="ce2" table:formula="of:=AVERAGE([.E7:.H7])" office:value-type="float" office:value="36.3636363636364" calcext:value-type="float">
            <text:p>36.3636363636</text:p>
          </table:table-cell>
          <table:table-cell table:style-name="ce2"/>
          <table:table-cell table:style-name="ce2" table:formula="of:=[.I7]-[.N7]" office:value-type="float" office:value="-20.3030303030303" calcext:value-type="float">
            <text:p>-20.303030303</text:p>
          </table:table-cell>
          <table:table-cell table:formula="of:=([.B7]-[.M7])/[.M7]*100" office:value-type="float" office:value="2.7027027027027" calcext:value-type="float">
            <text:p>2.7027027027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56.6666666666667" calcext:value-type="float">
            <text:p>56.6666666667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arred_queenfish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0" calcext:value-type="float">
            <text:p>50</text:p>
          </table:table-cell>
          <table:table-cell table:formula="of:=AVERAGE([.E8:.H8])" office:value-type="float" office:value="50" calcext:value-type="float">
            <text:p>50</text:p>
          </table:table-cell>
          <table:table-cell/>
          <table:table-cell table:formula="of:=[.I8]-[.N8]" office:value-type="float" office:value="0" calcext:value-type="float">
            <text:p>0</text:p>
          </table:table-cell>
          <table:table-cell table:formula="of:=([.B8]-[.M8])/[.M8]*100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rtailed_flathead</text:p>
          </table:table-cell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68.421052631579" calcext:value-type="float">
            <text:p>68.4210526316</text:p>
          </table:table-cell>
          <table:table-cell office:value-type="float" office:value="57.8947368421053" calcext:value-type="float">
            <text:p>57.8947368421</text:p>
          </table:table-cell>
          <table:table-cell table:formula="of:=AVERAGE([.E9:.H9])" office:value-type="float" office:value="53.9473684210526" calcext:value-type="float">
            <text:p>53.9473684211</text:p>
          </table:table-cell>
          <table:table-cell/>
          <table:table-cell table:formula="of:=[.I9]-[.N9]" office:value-type="float" office:value="3.0701754385965" calcext:value-type="float">
            <text:p>3.0701754386</text:p>
          </table:table-cell>
          <table:table-cell table:formula="of:=([.B9]-[.M9])/[.M9]*10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50.8771929824561" calcext:value-type="float">
            <text:p>50.8771929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374" calcext:value-type="float">
            <text:p>37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94.4444444444444" calcext:value-type="float">
            <text:p>94.4444444444</text:p>
          </table:table-cell>
          <table:table-cell table:number-columns-repeated="3" office:value-type="float" office:value="97.2222222222222" calcext:value-type="float">
            <text:p>97.2222222222</text:p>
          </table:table-cell>
          <table:table-cell table:formula="of:=AVERAGE([.E10:.H10])" office:value-type="float" office:value="96.5277777777778" calcext:value-type="float">
            <text:p>96.5277777778</text:p>
          </table:table-cell>
          <table:table-cell/>
          <table:table-cell table:formula="of:=[.I10]-[.N10]" office:value-type="float" office:value="1.15740740740745" calcext:value-type="float">
            <text:p>1.1574074074</text:p>
          </table:table-cell>
          <table:table-cell table:formula="of:=([.B10]-[.M10])/[.M10]*100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95.3703703703703" calcext:value-type="float">
            <text:p>95.3703703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igeye_trevally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83.3333333333333" calcext:value-type="float">
            <text:p>83.3333333333</text:p>
          </table:table-cell>
          <table:table-cell table:formula="of:=AVERAGE([.E11:.H11])" office:value-type="float" office:value="79.1666666666667" calcext:value-type="float">
            <text:p>79.1666666667</text:p>
          </table:table-cell>
          <table:table-cell/>
          <table:table-cell table:formula="of:=[.I11]-[.N11]" office:value-type="float" office:value="-4.16666666666663" calcext:value-type="float">
            <text:p>-4.1666666667</text:p>
          </table:table-cell>
          <table:table-cell table:formula="of:=([.B11]-[.M11])/[.M11]*10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_jewfish</text:p>
          </table:table-cell>
          <table:table-cell office:value-type="float" office:value="143" calcext:value-type="float">
            <text:p>14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1.4285714285714" calcext:value-type="float">
            <text:p>21.4285714286</text:p>
          </table:table-cell>
          <table:table-cell office:value-type="float" office:value="71.4285714285714" calcext:value-type="float">
            <text:p>71.4285714286</text:p>
          </table:table-cell>
          <table:table-cell table:formula="of:=AVERAGE([.E12:.H12])" office:value-type="float" office:value="35.7142857142857" calcext:value-type="float">
            <text:p>35.7142857143</text:p>
          </table:table-cell>
          <table:table-cell/>
          <table:table-cell table:formula="of:=[.I12]-[.N12]" office:value-type="float" office:value="4.76190476190475" calcext:value-type="float">
            <text:p>4.7619047619</text:p>
          </table:table-cell>
          <table:table-cell table:formula="of:=([.B12]-[.M12])/[.M12]*10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30.952380952381" calcext:value-type="float">
            <text:p>30.95238095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lackbanded_amberj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formula="of:=AVERAGE([.E13:.H13])" office:value-type="float" office:value="81.25" calcext:value-type="float">
            <text:p>81.25</text:p>
          </table:table-cell>
          <table:table-cell/>
          <table:table-cell table:formula="of:=[.I13]-[.N13]" office:value-type="float" office:value="-2.08333333333333" calcext:value-type="float">
            <text:p>-2.0833333333</text:p>
          </table:table-cell>
          <table:table-cell table:formula="of:=([.B13]-[.M13])/[.M13]*10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lackspotted_rockcod_estuary_cod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2.5" calcext:value-type="float">
            <text:p>62.5</text:p>
          </table:table-cell>
          <table:table-cell table:number-columns-repeated="2" table:style-name="ce2" office:value-type="float" office:value="75" calcext:value-type="float">
            <text:p>75</text:p>
          </table:table-cell>
          <table:table-cell table:style-name="ce2" table:formula="of:=AVERAGE([.E14:.H14])" office:value-type="float" office:value="71.875" calcext:value-type="float">
            <text:p>71.875</text:p>
          </table:table-cell>
          <table:table-cell table:style-name="ce2"/>
          <table:table-cell table:style-name="ce2" table:formula="of:=[.I14]-[.N14]" office:value-type="float" office:value="19.4940476190476" calcext:value-type="float">
            <text:p>19.494047619</text:p>
          </table:table-cell>
          <table:table-cell table:formula="of:=([.B14]-[.M14])/[.M14]*100" office:value-type="float" office:value="2.35294117647059" calcext:value-type="float">
            <text:p>2.3529411765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2.3809523809524" calcext:value-type="float">
            <text:p>52.38095238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blue_threadfin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4.4444444444444" calcext:value-type="float">
            <text:p>44.4444444444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office:value-type="float" office:value="55.5555555555556" calcext:value-type="float">
            <text:p>55.5555555556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table:formula="of:=AVERAGE([.E15:.H15])" office:value-type="float" office:value="50" calcext:value-type="float">
            <text:p>50</text:p>
          </table:table-cell>
          <table:table-cell table:style-name="ce2"/>
          <table:table-cell table:style-name="ce2" table:formula="of:=[.I15]-[.N15]" office:value-type="float" office:value="16.6666666666667" calcext:value-type="float">
            <text:p>16.6666666667</text:p>
          </table:table-cell>
          <table:table-cell table:formula="of:=([.B15]-[.M15])/[.M15]*100" office:value-type="float" office:value="14.2857142857143" calcext:value-type="float">
            <text:p>14.285714285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boat</text:p>
          </table:table-cell>
          <table:table-cell office:value-type="float" office:value="1056" calcext:value-type="float">
            <text:p>1056</text:p>
          </table:table-cell>
          <table:table-cell office:value-type="float" office:value="102" calcext:value-type="float">
            <text:p>10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9.2156862745098" calcext:value-type="float">
            <text:p>89.2156862745</text:p>
          </table:table-cell>
          <table:table-cell office:value-type="float" office:value="91.1764705882353" calcext:value-type="float">
            <text:p>91.1764705882</text:p>
          </table:table-cell>
          <table:table-cell office:value-type="float" office:value="93.1372549019608" calcext:value-type="float">
            <text:p>93.137254902</text:p>
          </table:table-cell>
          <table:table-cell table:formula="of:=AVERAGE([.E16:.H16])" office:value-type="float" office:value="90.6862745098039" calcext:value-type="float">
            <text:p>90.6862745098</text:p>
          </table:table-cell>
          <table:table-cell/>
          <table:table-cell table:formula="of:=[.I16]-[.N16]" office:value-type="float" office:value="2.45098039215685" calcext:value-type="float">
            <text:p>2.4509803922</text:p>
          </table:table-cell>
          <table:table-cell table:formula="of:=([.B16]-[.M16])/[.M16]*100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88.2352941176471" calcext:value-type="float">
            <text:p>88.2352941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bia</text:p>
          </table:table-cell>
          <table:table-cell office:value-type="float" office:value="531" calcext:value-type="float">
            <text:p>531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4.5833333333333" calcext:value-type="float">
            <text:p>64.5833333333</text:p>
          </table:table-cell>
          <table:table-cell table:number-columns-repeated="2" office:value-type="float" office:value="72.9166666666667" calcext:value-type="float">
            <text:p>72.9166666667</text:p>
          </table:table-cell>
          <table:table-cell office:value-type="float" office:value="75" calcext:value-type="float">
            <text:p>75</text:p>
          </table:table-cell>
          <table:table-cell table:formula="of:=AVERAGE([.E17:.H17])" office:value-type="float" office:value="71.3541666666667" calcext:value-type="float">
            <text:p>71.3541666667</text:p>
          </table:table-cell>
          <table:table-cell/>
          <table:table-cell table:formula="of:=[.I17]-[.N17]" office:value-type="float" office:value="-2.95138888888894" calcext:value-type="float">
            <text:p>-2.9513888889</text:p>
          </table:table-cell>
          <table:table-cell table:formula="of:=([.B17]-[.M17])/[.M17]*100" office:value-type="float" office:value="0.188679245283019" calcext:value-type="float">
            <text:p>0.1886792453</text:p>
          </table:table-cell>
          <table:table-cell office:value-type="float" office:value="530" calcext:value-type="float">
            <text:p>530</text:p>
          </table:table-cell>
          <table:table-cell office:value-type="float" office:value="74.3055555555556" calcext:value-type="float">
            <text:p>74.3055555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mondscale_mullet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62.5" calcext:value-type="float">
            <text:p>62.5</text:p>
          </table:table-cell>
          <table:table-cell office:value-type="float" office:value="50" calcext:value-type="float">
            <text:p>50</text:p>
          </table:table-cell>
          <table:table-cell office:value-type="float" office:value="62.5" calcext:value-type="float">
            <text:p>62.5</text:p>
          </table:table-cell>
          <table:table-cell table:formula="of:=AVERAGE([.E18:.H18])" office:value-type="float" office:value="53.125" calcext:value-type="float">
            <text:p>53.125</text:p>
          </table:table-cell>
          <table:table-cell/>
          <table:table-cell table:formula="of:=[.I18]-[.N18]" office:value-type="float" office:value="-1.04166666666666" calcext:value-type="float">
            <text:p>-1.0416666667</text:p>
          </table:table-cell>
          <table:table-cell table:formula="of:=([.B18]-[.M18])/[.M18]*10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4.1666666666667" calcext:value-type="float">
            <text:p>54.16666666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dusky_flathead</text:p>
          </table:table-cell>
          <table:table-cell table:style-name="ce2" office:value-type="float" office:value="639" calcext:value-type="float">
            <text:p>639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62.2950819672131" calcext:value-type="float">
            <text:p>62.2950819672</text:p>
          </table:table-cell>
          <table:table-cell table:style-name="ce2" office:value-type="float" office:value="75.4098360655738" calcext:value-type="float">
            <text:p>75.4098360656</text:p>
          </table:table-cell>
          <table:table-cell table:style-name="ce2" office:value-type="float" office:value="68.8524590163934" calcext:value-type="float">
            <text:p>68.8524590164</text:p>
          </table:table-cell>
          <table:table-cell table:style-name="ce2" office:value-type="float" office:value="77.0491803278689" calcext:value-type="float">
            <text:p>77.0491803279</text:p>
          </table:table-cell>
          <table:table-cell table:style-name="ce2" table:formula="of:=AVERAGE([.E19:.H19])" office:value-type="float" office:value="70.9016393442623" calcext:value-type="float">
            <text:p>70.9016393443</text:p>
          </table:table-cell>
          <table:table-cell table:style-name="ce2"/>
          <table:table-cell table:style-name="ce2" table:formula="of:=[.I19]-[.N19]" office:value-type="float" office:value="0.901639344262293" calcext:value-type="float">
            <text:p>0.9016393443</text:p>
          </table:table-cell>
          <table:table-cell table:formula="of:=([.B19]-[.M19])/[.M19]*100" office:value-type="float" office:value="5.44554455445545" calcext:value-type="float">
            <text:p>5.4455445545</text:p>
          </table:table-cell>
          <table:table-cell table:style-name="ce2" office:value-type="float" office:value="606" calcext:value-type="float">
            <text:p>606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frypan_bream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20:.H20])" office:value-type="float" office:value="0" calcext:value-type="float">
            <text:p>0</text:p>
          </table:table-cell>
          <table:table-cell/>
          <table:table-cell table:formula="of:=[.I20]-[.N20]" office:value-type="float" office:value="0" calcext:value-type="float">
            <text:p>0</text:p>
          </table:table-cell>
          <table:table-cell table:formula="of:=([.B20]-[.M20])/[.M20]*10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iant_queenfish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AVERAGE([.E21:.H21])" office:value-type="float" office:value="61.25" calcext:value-type="float">
            <text:p>61.25</text:p>
          </table:table-cell>
          <table:table-cell table:style-name="ce2"/>
          <table:table-cell table:style-name="ce2" table:formula="of:=[.I21]-[.N21]" office:value-type="float" office:value="10.3728070175439" calcext:value-type="float">
            <text:p>10.3728070175</text:p>
          </table:table-cell>
          <table:table-cell table:formula="of:=([.B21]-[.M21])/[.M21]*100" office:value-type="float" office:value="0.985221674876847" calcext:value-type="float">
            <text:p>0.9852216749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50.8771929824561" calcext:value-type="float">
            <text:p>50.8771929825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giant_trevally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.8064516129032" calcext:value-type="float">
            <text:p>75.8064516129</text:p>
          </table:table-cell>
          <table:table-cell table:style-name="ce2" office:value-type="float" office:value="83.8709677419355" calcext:value-type="float">
            <text:p>83.8709677419</text:p>
          </table:table-cell>
          <table:table-cell table:style-name="ce2" office:value-type="float" office:value="93.5483870967742" calcext:value-type="float">
            <text:p>93.5483870968</text:p>
          </table:table-cell>
          <table:table-cell table:style-name="ce2" office:value-type="float" office:value="85.4838709677419" calcext:value-type="float">
            <text:p>85.4838709677</text:p>
          </table:table-cell>
          <table:table-cell table:style-name="ce2" table:formula="of:=AVERAGE([.E22:.H22])" office:value-type="float" office:value="84.6774193548387" calcext:value-type="float">
            <text:p>84.6774193548</text:p>
          </table:table-cell>
          <table:table-cell table:style-name="ce2"/>
          <table:table-cell table:style-name="ce2" table:formula="of:=[.I22]-[.N22]" office:value-type="float" office:value="8.17468711440152" calcext:value-type="float">
            <text:p>8.1746871144</text:p>
          </table:table-cell>
          <table:table-cell table:formula="of:=([.B22]-[.M22])/[.M22]*100" office:value-type="float" office:value="0.934579439252336" calcext:value-type="float">
            <text:p>0.9345794393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76.5027322404372" calcext:value-type="float">
            <text:p>76.5027322404</text:p>
          </table:table-cell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golden_snapper_fingermark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.8627450980392" calcext:value-type="float">
            <text:p>56.862745098</text:p>
          </table:table-cell>
          <table:table-cell table:style-name="ce3" office:value-type="float" office:value="62.7450980392157" calcext:value-type="float">
            <text:p>62.7450980392</text:p>
          </table:table-cell>
          <table:table-cell table:style-name="ce3" office:value-type="float" office:value="60.7843137254902" calcext:value-type="float">
            <text:p>60.7843137255</text:p>
          </table:table-cell>
          <table:table-cell table:style-name="ce3" office:value-type="float" office:value="35.2941176470588" calcext:value-type="float">
            <text:p>35.2941176471</text:p>
          </table:table-cell>
          <table:table-cell table:style-name="ce3" table:formula="of:=AVERAGE([.E23:.H23])" office:value-type="float" office:value="53.921568627451" calcext:value-type="float">
            <text:p>53.9215686275</text:p>
          </table:table-cell>
          <table:table-cell table:style-name="ce3"/>
          <table:table-cell table:style-name="ce3" table:formula="of:=[.I23]-[.N23]" office:value-type="float" office:value="-12.0915032679738" calcext:value-type="float">
            <text:p>-12.091503268</text:p>
          </table:table-cell>
          <table:table-cell table:style-name="ce3" table:formula="of:=([.B23]-[.M23])/[.M23]*100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66.0130718954248" calcext:value-type="float">
            <text:p>66.0130718954</text:p>
          </table:table-cell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golden_trevally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2" table:style-name="ce2" office:value-type="float" office:value="81.0344827586207" calcext:value-type="float">
            <text:p>81.0344827586</text:p>
          </table:table-cell>
          <table:table-cell table:style-name="ce2" office:value-type="float" office:value="65.5172413793104" calcext:value-type="float">
            <text:p>65.5172413793</text:p>
          </table:table-cell>
          <table:table-cell table:style-name="ce2" office:value-type="float" office:value="82.7586206896552" calcext:value-type="float">
            <text:p>82.7586206897</text:p>
          </table:table-cell>
          <table:table-cell table:style-name="ce2" table:formula="of:=AVERAGE([.E24:.H24])" office:value-type="float" office:value="77.5862068965517" calcext:value-type="float">
            <text:p>77.5862068966</text:p>
          </table:table-cell>
          <table:table-cell table:style-name="ce2"/>
          <table:table-cell table:style-name="ce2" table:formula="of:=[.I24]-[.N24]" office:value-type="float" office:value="1.56281508368623" calcext:value-type="float">
            <text:p>1.5628150837</text:p>
          </table:table-cell>
          <table:table-cell table:formula="of:=([.B24]-[.M24])/[.M24]*100" office:value-type="float" office:value="0.834724540901502" calcext:value-type="float">
            <text:p>0.8347245409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76.0233918128655" calcext:value-type="float">
            <text:p>76.0233918129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goldenline_whiting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AVERAGE([.E25:.H25])" office:value-type="float" office:value="0" calcext:value-type="float">
            <text:p>0</text:p>
          </table:table-cell>
          <table:table-cell table:style-name="ce2"/>
          <table:table-cell table:style-name="ce2" table:formula="of:=[.I25]-[.N25]" office:value-type="float" office:value="0" calcext:value-type="float">
            <text:p>0</text:p>
          </table:table-cell>
          <table:table-cell table:formula="of:=([.B25]-[.M25])/[.M25]*100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goldspotted_rockcod_estuary_cod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7.1428571428571" calcext:value-type="float">
            <text:p>57.1428571429</text:p>
          </table:table-cell>
          <table:table-cell table:style-name="ce2" office:value-type="float" office:value="42.8571428571429" calcext:value-type="float">
            <text:p>42.8571428571</text:p>
          </table:table-cell>
          <table:table-cell table:style-name="ce2" office:value-type="float" office:value="57.1428571428571" calcext:value-type="float">
            <text:p>57.1428571429</text:p>
          </table:table-cell>
          <table:table-cell table:style-name="ce2" table:formula="of:=AVERAGE([.E26:.H26])" office:value-type="float" office:value="53.5714285714286" calcext:value-type="float">
            <text:p>53.5714285714</text:p>
          </table:table-cell>
          <table:table-cell table:style-name="ce2"/>
          <table:table-cell table:style-name="ce2" table:formula="of:=[.I26]-[.N26]" office:value-type="float" office:value="-29.7619047619047" calcext:value-type="float">
            <text:p>-29.7619047619</text:p>
          </table:table-cell>
          <table:table-cell table:formula="of:=([.B26]-[.M26])/[.M26]*100" office:value-type="float" office:value="6.55737704918033" calcext:value-type="float">
            <text:p>6.557377049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3.3333333333333" calcext:value-type="float">
            <text:p>83.3333333333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grass_emperor_sweetlip</text:p>
          </table:table-cell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office:value-type="float" office:value="87.5" calcext:value-type="float">
            <text:p>87.5</text:p>
          </table:table-cell>
          <table:table-cell office:value-type="float" office:value="62.5" calcext:value-type="float">
            <text:p>62.5</text:p>
          </table:table-cell>
          <table:table-cell office:value-type="float" office:value="37.5" calcext:value-type="float">
            <text:p>37.5</text:p>
          </table:table-cell>
          <table:table-cell table:formula="of:=AVERAGE([.E27:.H27])" office:value-type="float" office:value="62.5" calcext:value-type="float">
            <text:p>62.5</text:p>
          </table:table-cell>
          <table:table-cell/>
          <table:table-cell table:formula="of:=[.I27]-[.N27]" office:value-type="float" office:value="12.5" calcext:value-type="float">
            <text:p>12.5</text:p>
          </table:table-cell>
          <table:table-cell table:formula="of:=([.B27]-[.M27])/[.M27]*10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great_barracuda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.8888888888889" calcext:value-type="float">
            <text:p>63.8888888889</text:p>
          </table:table-cell>
          <table:table-cell table:style-name="ce3" office:value-type="float" office:value="69.4444444444444" calcext:value-type="float">
            <text:p>69.4444444444</text:p>
          </table:table-cell>
          <table:table-cell table:style-name="ce3" office:value-type="float" office:value="58.3333333333333" calcext:value-type="float">
            <text:p>58.3333333333</text:p>
          </table:table-cell>
          <table:table-cell table:style-name="ce3" office:value-type="float" office:value="69.4444444444444" calcext:value-type="float">
            <text:p>69.4444444444</text:p>
          </table:table-cell>
          <table:table-cell table:style-name="ce3" table:formula="of:=AVERAGE([.E28:.H28])" office:value-type="float" office:value="65.2777777777778" calcext:value-type="float">
            <text:p>65.2777777778</text:p>
          </table:table-cell>
          <table:table-cell table:style-name="ce3"/>
          <table:table-cell table:style-name="ce3" table:formula="of:=[.I28]-[.N28]" office:value-type="float" office:value="-10.1851851851852" calcext:value-type="float">
            <text:p>-10.1851851852</text:p>
          </table:table-cell>
          <table:table-cell table:style-name="ce3" table:formula="of:=([.B28]-[.M28])/[.M28]*100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.462962962963" calcext:value-type="float">
            <text:p>75.462962963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grey_mackerel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29:.H29])" office:value-type="float" office:value="0" calcext:value-type="float">
            <text:p>0</text:p>
          </table:table-cell>
          <table:table-cell/>
          <table:table-cell table:formula="of:=[.I29]-[.N29]" office:value-type="float" office:value="0" calcext:value-type="float">
            <text:p>0</text:p>
          </table:table-cell>
          <table:table-cell table:formula="of:=([.B29]-[.M29])/[.M29]*10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ghfin_amberjack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.33333333333333" calcext:value-type="float">
            <text:p>8.3333333333</text:p>
          </table:table-cell>
          <table:table-cell office:value-type="float" office:value="41.6666666666667" calcext:value-type="float">
            <text:p>41.6666666667</text:p>
          </table:table-cell>
          <table:table-cell table:formula="of:=AVERAGE([.E30:.H30])" office:value-type="float" office:value="25" calcext:value-type="float">
            <text:p>25</text:p>
          </table:table-cell>
          <table:table-cell/>
          <table:table-cell table:formula="of:=[.I30]-[.N30]" office:value-type="float" office:value="-5.55555555555557" calcext:value-type="float">
            <text:p>-5.5555555556</text:p>
          </table:table-cell>
          <table:table-cell table:formula="of:=([.B30]-[.M30])/[.M30]*10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0.5555555555556" calcext:value-type="float">
            <text:p>30.55555555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doors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AVERAGE([.E31:.H31])" office:value-type="float" office:value="100" calcext:value-type="float">
            <text:p>100</text:p>
          </table:table-cell>
          <table:table-cell/>
          <table:table-cell table:formula="of:=[.I31]-[.N31]" office:value-type="float" office:value="0" calcext:value-type="float">
            <text:p>0</text:p>
          </table:table-cell>
          <table:table-cell table:formula="of:=([.B31]-[.M31])/[.M31]*100"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king_threadfin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2.7272727272727" calcext:value-type="float">
            <text:p>72.7272727273</text:p>
          </table:table-cell>
          <table:table-cell table:style-name="ce2" office:value-type="float" office:value="54.5454545454545" calcext:value-type="float">
            <text:p>54.5454545455</text:p>
          </table:table-cell>
          <table:table-cell table:number-columns-repeated="2" table:style-name="ce2" office:value-type="float" office:value="72.7272727272727" calcext:value-type="float">
            <text:p>72.7272727273</text:p>
          </table:table-cell>
          <table:table-cell table:style-name="ce2" table:formula="of:=AVERAGE([.E32:.H32])" office:value-type="float" office:value="68.1818181818182" calcext:value-type="float">
            <text:p>68.1818181818</text:p>
          </table:table-cell>
          <table:table-cell table:style-name="ce2"/>
          <table:table-cell table:style-name="ce2" table:formula="of:=[.I32]-[.N32]" office:value-type="float" office:value="14.8484848484849" calcext:value-type="float">
            <text:p>14.8484848485</text:p>
          </table:table-cell>
          <table:table-cell table:formula="of:=([.B32]-[.M32])/[.M32]*100" office:value-type="float" office:value="3.41880341880342" calcext:value-type="float">
            <text:p>3.4188034188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53.3333333333333" calcext:value-type="float">
            <text:p>53.3333333333</text:p>
          </table:table-cell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leaping_bonito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.3333333333333" calcext:value-type="float">
            <text:p>33.3333333333</text:p>
          </table:table-cell>
          <table:table-cell table:number-columns-repeated="2" table:style-name="ce3" office:value-type="float" office:value="50" calcext:value-type="float">
            <text:p>50</text:p>
          </table:table-cell>
          <table:table-cell table:style-name="ce3" table:formula="of:=AVERAGE([.E33:.H33])" office:value-type="float" office:value="45.8333333333333" calcext:value-type="float">
            <text:p>45.8333333333</text:p>
          </table:table-cell>
          <table:table-cell table:style-name="ce3"/>
          <table:table-cell table:style-name="ce3" table:formula="of:=[.I33]-[.N33]" office:value-type="float" office:value="-15.2777777777778" calcext:value-type="float">
            <text:p>-15.2777777778</text:p>
          </table:table-cell>
          <table:table-cell table:style-name="ce3" table:formula="of:=([.B33]-[.M33])/[.M33]*100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61.1111111111111" calcext:value-type="float">
            <text:p>61.1111111111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lesser_queenfish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table:formula="of:=AVERAGE([.E34:.H34])" office:value-type="float" office:value="53.125" calcext:value-type="float">
            <text:p>53.125</text:p>
          </table:table-cell>
          <table:table-cell/>
          <table:table-cell table:formula="of:=[.I34]-[.N34]" office:value-type="float" office:value="15.625" calcext:value-type="float">
            <text:p>15.625</text:p>
          </table:table-cell>
          <table:table-cell table:formula="of:=([.B34]-[.M34])/[.M34]*10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7.5" calcext:value-type="float">
            <text:p>3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ngtail_tuna</text:p>
          </table:table-cell>
          <table:table-cell office:value-type="float" office:value="409" calcext:value-type="float">
            <text:p>409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67.5" calcext:value-type="float">
            <text:p>67.5</text:p>
          </table:table-cell>
          <table:table-cell office:value-type="float" office:value="65" calcext:value-type="float">
            <text:p>65</text:p>
          </table:table-cell>
          <table:table-cell table:formula="of:=AVERAGE([.E35:.H35])" office:value-type="float" office:value="65.625" calcext:value-type="float">
            <text:p>65.625</text:p>
          </table:table-cell>
          <table:table-cell/>
          <table:table-cell table:formula="of:=[.I35]-[.N35]" office:value-type="float" office:value="11.4583333333333" calcext:value-type="float">
            <text:p>11.4583333333</text:p>
          </table:table-cell>
          <table:table-cell table:formula="of:=([.B35]-[.M35])/[.M35]*100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54.1666666666667" calcext:value-type="float">
            <text:p>54.1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uderick</text:p>
          </table:table-cell>
          <table:table-cell office:value-type="float" office:value="237" calcext:value-type="float">
            <text:p>2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8.1818181818182" calcext:value-type="float">
            <text:p>68.1818181818</text:p>
          </table:table-cell>
          <table:table-cell office:value-type="float" office:value="77.2727272727273" calcext:value-type="float">
            <text:p>77.2727272727</text:p>
          </table:table-cell>
          <table:table-cell office:value-type="float" office:value="63.6363636363636" calcext:value-type="float">
            <text:p>63.6363636364</text:p>
          </table:table-cell>
          <table:table-cell office:value-type="float" office:value="72.7272727272727" calcext:value-type="float">
            <text:p>72.7272727273</text:p>
          </table:table-cell>
          <table:table-cell table:formula="of:=AVERAGE([.E36:.H36])" office:value-type="float" office:value="70.4545454545455" calcext:value-type="float">
            <text:p>70.4545454545</text:p>
          </table:table-cell>
          <table:table-cell/>
          <table:table-cell table:formula="of:=[.I36]-[.N36]" office:value-type="float" office:value="-6.81818181818181" calcext:value-type="float">
            <text:p>-6.8181818182</text:p>
          </table:table-cell>
          <table:table-cell table:formula="of:=([.B36]-[.M36])/[.M36]*100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77.2727272727273" calcext:value-type="float">
            <text:p>77.2727272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kerel_tuna</text:p>
          </table:table-cell>
          <table:table-cell office:value-type="float" office:value="194" calcext:value-type="float">
            <text:p>19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42.1052631578947" calcext:value-type="float">
            <text:p>42.1052631579</text:p>
          </table:table-cell>
          <table:table-cell office:value-type="float" office:value="47.3684210526316" calcext:value-type="float">
            <text:p>47.3684210526</text:p>
          </table:table-cell>
          <table:table-cell office:value-type="float" office:value="36.8421052631579" calcext:value-type="float">
            <text:p>36.8421052632</text:p>
          </table:table-cell>
          <table:table-cell office:value-type="float" office:value="57.8947368421053" calcext:value-type="float">
            <text:p>57.8947368421</text:p>
          </table:table-cell>
          <table:table-cell table:formula="of:=AVERAGE([.E37:.H37])" office:value-type="float" office:value="46.0526315789474" calcext:value-type="float">
            <text:p>46.0526315789</text:p>
          </table:table-cell>
          <table:table-cell/>
          <table:table-cell table:formula="of:=[.I37]-[.N37]" office:value-type="float" office:value="-6.57894736842103" calcext:value-type="float">
            <text:p>-6.5789473684</text:p>
          </table:table-cell>
          <table:table-cell table:formula="of:=([.B37]-[.M37])/[.M37]*10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2.6315789473684" calcext:value-type="float">
            <text:p>52.63157894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hi_mahi</text:p>
          </table:table-cell>
          <table:table-cell office:value-type="float" office:value="545" calcext:value-type="float">
            <text:p>54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80.7692307692308" calcext:value-type="float">
            <text:p>80.7692307692</text:p>
          </table:table-cell>
          <table:table-cell office:value-type="float" office:value="76.9230769230769" calcext:value-type="float">
            <text:p>76.9230769231</text:p>
          </table:table-cell>
          <table:table-cell office:value-type="float" office:value="75" calcext:value-type="float">
            <text:p>75</text:p>
          </table:table-cell>
          <table:table-cell office:value-type="float" office:value="78.8461538461538" calcext:value-type="float">
            <text:p>78.8461538462</text:p>
          </table:table-cell>
          <table:table-cell table:formula="of:=AVERAGE([.E38:.H38])" office:value-type="float" office:value="77.8846153846154" calcext:value-type="float">
            <text:p>77.8846153846</text:p>
          </table:table-cell>
          <table:table-cell/>
          <table:table-cell table:formula="of:=[.I38]-[.N38]" office:value-type="float" office:value="-8.01282051282054" calcext:value-type="float">
            <text:p>-8.0128205128</text:p>
          </table:table-cell>
          <table:table-cell table:formula="of:=([.B38]-[.M38])/[.M38]*100"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 office:value-type="float" office:value="85.8974358974359" calcext:value-type="float">
            <text:p>85.897435897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angrove_jack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8.0952380952381" calcext:value-type="float">
            <text:p>88.0952380952</text:p>
          </table:table-cell>
          <table:table-cell table:style-name="ce2" office:value-type="float" office:value="71.4285714285714" calcext:value-type="float">
            <text:p>71.4285714286</text:p>
          </table:table-cell>
          <table:table-cell table:style-name="ce2" office:value-type="float" office:value="85.7142857142857" calcext:value-type="float">
            <text:p>85.7142857143</text:p>
          </table:table-cell>
          <table:table-cell table:style-name="ce2" office:value-type="float" office:value="88.0952380952381" calcext:value-type="float">
            <text:p>88.0952380952</text:p>
          </table:table-cell>
          <table:table-cell table:style-name="ce2" table:formula="of:=AVERAGE([.E39:.H39])" office:value-type="float" office:value="83.3333333333333" calcext:value-type="float">
            <text:p>83.3333333333</text:p>
          </table:table-cell>
          <table:table-cell table:style-name="ce2"/>
          <table:table-cell table:style-name="ce2" table:formula="of:=[.I39]-[.N39]" office:value-type="float" office:value="11.3821138211382" calcext:value-type="float">
            <text:p>11.3821138211</text:p>
          </table:table-cell>
          <table:table-cell table:formula="of:=([.B39]-[.M39])/[.M39]*100" office:value-type="float" office:value="0.920598388952819" calcext:value-type="float">
            <text:p>0.920598389</text:p>
          </table:table-cell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71.9512195121951" calcext:value-type="float">
            <text:p>71.9512195122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mulloway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1.5384615384615" calcext:value-type="float">
            <text:p>61.5384615385</text:p>
          </table:table-cell>
          <table:table-cell table:style-name="ce2" office:value-type="float" office:value="69.2307692307692" calcext:value-type="float">
            <text:p>69.2307692308</text:p>
          </table:table-cell>
          <table:table-cell table:style-name="ce2" office:value-type="float" office:value="58.974358974359" calcext:value-type="float">
            <text:p>58.9743589744</text:p>
          </table:table-cell>
          <table:table-cell table:style-name="ce2" office:value-type="float" office:value="35.8974358974359" calcext:value-type="float">
            <text:p>35.8974358974</text:p>
          </table:table-cell>
          <table:table-cell table:style-name="ce2" table:formula="of:=AVERAGE([.E40:.H40])" office:value-type="float" office:value="56.4102564102564" calcext:value-type="float">
            <text:p>56.4102564103</text:p>
          </table:table-cell>
          <table:table-cell table:style-name="ce2"/>
          <table:table-cell table:style-name="ce2" table:formula="of:=[.I40]-[.N40]" office:value-type="float" office:value="8.16464237516871" calcext:value-type="float">
            <text:p>8.1646423752</text:p>
          </table:table-cell>
          <table:table-cell table:formula="of:=([.B40]-[.M40])/[.M40]*100" office:value-type="float" office:value="1.24378109452736" calcext:value-type="float">
            <text:p>1.2437810945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float" office:value="48.2456140350877" calcext:value-type="float">
            <text:p>48.2456140351</text:p>
          </table:table-cell>
          <table:table-cell table:style-name="ce2" table:number-columns-repeated="1010"/>
        </table:table-row>
        <table:table-row table:style-name="ro1">
          <table:table-cell table:style-name="ce3" office:value-type="string" calcext:value-type="string">
            <text:p>needleskin_queenfish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4" table:style-name="ce3" office:value-type="float" office:value="75" calcext:value-type="float">
            <text:p>75</text:p>
          </table:table-cell>
          <table:table-cell table:style-name="ce3" table:formula="of:=AVERAGE([.E41:.H41])" office:value-type="float" office:value="75" calcext:value-type="float">
            <text:p>75</text:p>
          </table:table-cell>
          <table:table-cell table:style-name="ce3"/>
          <table:table-cell table:style-name="ce3" table:formula="of:=[.I41]-[.N41]" office:value-type="float" office:value="-16.6666666666667" calcext:value-type="float">
            <text:p>-16.6666666667</text:p>
          </table:table-cell>
          <table:table-cell table:style-name="ce3" table:formula="of:=([.B41]-[.M41])/[.M41]*100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1.6666666666667" calcext:value-type="float">
            <text:p>91.6666666667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northern_sand_flathead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42:.H42])" office:value-type="float" office:value="0" calcext:value-type="float">
            <text:p>0</text:p>
          </table:table-cell>
          <table:table-cell/>
          <table:table-cell table:formula="of:=[.I42]-[.N42]" office:value-type="float" office:value="0" calcext:value-type="float">
            <text:p>0</text:p>
          </table:table-cell>
          <table:table-cell table:formula="of:=([.B42]-[.M42])/[.M42]*100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orthern_whiting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3" office:value-type="float" office:value="83.3333333333333" calcext:value-type="float">
            <text:p>83.3333333333</text:p>
          </table:table-cell>
          <table:table-cell table:formula="of:=AVERAGE([.E43:.H43])" office:value-type="float" office:value="79.1666666666667" calcext:value-type="float">
            <text:p>79.1666666667</text:p>
          </table:table-cell>
          <table:table-cell/>
          <table:table-cell table:formula="of:=[.I43]-[.N43]" office:value-type="float" office:value="1.3888888888889" calcext:value-type="float">
            <text:p>1.3888888889</text:p>
          </table:table-cell>
          <table:table-cell table:formula="of:=([.B43]-[.M43])/[.M43]*100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77.7777777777778" calcext:value-type="float">
            <text:p>77.777777777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earl_perch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6.6666666666667" calcext:value-type="float">
            <text:p>86.6666666667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53.3333333333333" calcext:value-type="float">
            <text:p>53.3333333333</text:p>
          </table:table-cell>
          <table:table-cell table:style-name="ce2" table:formula="of:=AVERAGE([.E44:.H44])" office:value-type="float" office:value="75" calcext:value-type="float">
            <text:p>75</text:p>
          </table:table-cell>
          <table:table-cell table:style-name="ce2"/>
          <table:table-cell table:style-name="ce2" table:formula="of:=[.I44]-[.N44]" office:value-type="float" office:value="8.33333333333333" calcext:value-type="float">
            <text:p>8.3333333333</text:p>
          </table:table-cell>
          <table:table-cell table:formula="of:=([.B44]-[.M44])/[.M44]*100" office:value-type="float" office:value="0.636942675159236" calcext:value-type="float">
            <text:p>0.6369426752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939" calcext:value-type="float">
            <text:p>939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office:value-type="float" office:value="96.6666666666667" calcext:value-type="float">
            <text:p>96.6666666667</text:p>
          </table:table-cell>
          <table:table-cell office:value-type="float" office:value="97.7777777777778" calcext:value-type="float">
            <text:p>97.7777777778</text:p>
          </table:table-cell>
          <table:table-cell office:value-type="float" office:value="95.5555555555556" calcext:value-type="float">
            <text:p>95.5555555556</text:p>
          </table:table-cell>
          <table:table-cell office:value-type="float" office:value="93.3333333333333" calcext:value-type="float">
            <text:p>93.3333333333</text:p>
          </table:table-cell>
          <table:table-cell table:formula="of:=AVERAGE([.E45:.H45])" office:value-type="float" office:value="95.8333333333333" calcext:value-type="float">
            <text:p>95.8333333333</text:p>
          </table:table-cell>
          <table:table-cell/>
          <table:table-cell table:formula="of:=[.I45]-[.N45]" office:value-type="float" office:value="0.648148148148167" calcext:value-type="float">
            <text:p>0.6481481481</text:p>
          </table:table-cell>
          <table:table-cell table:formula="of:=([.B45]-[.M45])/[.M45]*100"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 office:value-type="float" office:value="95.1851851851852" calcext:value-type="float">
            <text:p>95.185185185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ikey_bream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5" calcext:value-type="float">
            <text:p>25</text:p>
          </table:table-cell>
          <table:table-cell table:style-name="ce2" table:formula="of:=AVERAGE([.E46:.H46])" office:value-type="float" office:value="18.75" calcext:value-type="float">
            <text:p>18.75</text:p>
          </table:table-cell>
          <table:table-cell table:style-name="ce2"/>
          <table:table-cell table:style-name="ce2" table:formula="of:=[.I46]-[.N46]" office:value-type="float" office:value="-72.9166666666667" calcext:value-type="float">
            <text:p>-72.9166666667</text:p>
          </table:table-cell>
          <table:table-cell table:formula="of:=([.B46]-[.M46])/[.M46]*100" office:value-type="float" office:value="2.63157894736842" calcext:value-type="float">
            <text:p>2.6315789474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.6666666666667" calcext:value-type="float">
            <text:p>91.6666666667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river</text:p>
          </table:table-cell>
          <table:table-cell office:value-type="float" office:value="508" calcext:value-type="float">
            <text:p>50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91.6666666666667" calcext:value-type="float">
            <text:p>91.6666666667</text:p>
          </table:table-cell>
          <table:table-cell office:value-type="float" office:value="93.75" calcext:value-type="float">
            <text:p>93.75</text:p>
          </table:table-cell>
          <table:table-cell table:formula="of:=AVERAGE([.E47:.H47])" office:value-type="float" office:value="92.1875" calcext:value-type="float">
            <text:p>92.1875</text:p>
          </table:table-cell>
          <table:table-cell/>
          <table:table-cell table:formula="of:=[.I47]-[.N47]" office:value-type="float" office:value="-1.5625" calcext:value-type="float">
            <text:p>-1.5625</text:p>
          </table:table-cell>
          <table:table-cell table:formula="of:=([.B47]-[.M47])/[.M47]*100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93.75" calcext:value-type="float">
            <text:p>9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ver_garfish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48:.H48])" office:value-type="float" office:value="0" calcext:value-type="float">
            <text:p>0</text:p>
          </table:table-cell>
          <table:table-cell/>
          <table:table-cell table:formula="of:=[.I48]-[.N48]" office:value-type="float" office:value="0" calcext:value-type="float">
            <text:p>0</text:p>
          </table:table-cell>
          <table:table-cell table:formula="of:=([.B48]-[.M48])/[.M48]*100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ver_per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49:.H49])" office:value-type="float" office:value="0" calcext:value-type="float">
            <text:p>0</text:p>
          </table:table-cell>
          <table:table-cell/>
          <table:table-cell table:formula="of:=[.I49]-[.N49]" office:value-type="float" office:value="-100" calcext:value-type="float">
            <text:p>-100</text:p>
          </table:table-cell>
          <table:table-cell table:formula="of:=([.B49]-[.M49])/[.M49]*10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amsonfish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3.0769230769231" calcext:value-type="float">
            <text:p>73.0769230769</text:p>
          </table:table-cell>
          <table:table-cell table:style-name="ce3" office:value-type="float" office:value="76.9230769230769" calcext:value-type="float">
            <text:p>76.9230769231</text:p>
          </table:table-cell>
          <table:table-cell table:style-name="ce3" office:value-type="float" office:value="30.7692307692308" calcext:value-type="float">
            <text:p>30.7692307692</text:p>
          </table:table-cell>
          <table:table-cell table:style-name="ce3" office:value-type="float" office:value="23.0769230769231" calcext:value-type="float">
            <text:p>23.0769230769</text:p>
          </table:table-cell>
          <table:table-cell table:style-name="ce3" table:formula="of:=AVERAGE([.E50:.H50])" office:value-type="float" office:value="50.9615384615385" calcext:value-type="float">
            <text:p>50.9615384615</text:p>
          </table:table-cell>
          <table:table-cell table:style-name="ce3"/>
          <table:table-cell table:style-name="ce3" table:formula="of:=[.I50]-[.N50]" office:value-type="float" office:value="-13.1410256410256" calcext:value-type="float">
            <text:p>-13.141025641</text:p>
          </table:table-cell>
          <table:table-cell table:style-name="ce3" table:formula="of:=([.B50]-[.M50])/[.M50]*100" office:value-type="float" office:value="0" calcext:value-type="float">
            <text:p>0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64.1025641025641" calcext:value-type="float">
            <text:p>64.1025641026</text:p>
          </table:table-cell>
          <table:table-cell table:style-name="ce3" table:number-columns-repeated="1010"/>
        </table:table-row>
        <table:table-row table:style-name="ro1">
          <table:table-cell table:style-name="ce2" office:value-type="string" calcext:value-type="string">
            <text:p>sand_whiting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.3333333333333" calcext:value-type="float">
            <text:p>93.3333333333</text:p>
          </table:table-cell>
          <table:table-cell table:style-name="ce2" office:value-type="float" office:value="86.6666666666667" calcext:value-type="float">
            <text:p>86.6666666667</text:p>
          </table:table-cell>
          <table:table-cell table:style-name="ce2" office:value-type="float" office:value="73.3333333333333" calcext:value-type="float">
            <text:p>73.3333333333</text:p>
          </table:table-cell>
          <table:table-cell table:style-name="ce2" office:value-type="float" office:value="93.3333333333333" calcext:value-type="float">
            <text:p>93.3333333333</text:p>
          </table:table-cell>
          <table:table-cell table:style-name="ce2" table:formula="of:=AVERAGE([.E51:.H51])" office:value-type="float" office:value="86.6666666666667" calcext:value-type="float">
            <text:p>86.6666666667</text:p>
          </table:table-cell>
          <table:table-cell table:style-name="ce2"/>
          <table:table-cell table:style-name="ce2" table:formula="of:=[.I51]-[.N51]" office:value-type="float" office:value="15.2380952380952" calcext:value-type="float">
            <text:p>15.2380952381</text:p>
          </table:table-cell>
          <table:table-cell table:formula="of:=([.B51]-[.M51])/[.M51]*100" office:value-type="float" office:value="2.04081632653061" calcext:value-type="float">
            <text:p>2.0408163265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1.4285714285714" calcext:value-type="float">
            <text:p>71.428571428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caly_jewfis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52:.H52])" office:value-type="float" office:value="0" calcext:value-type="float">
            <text:p>0</text:p>
          </table:table-cell>
          <table:table-cell/>
          <table:table-cell table:formula="of:=[.I52]-[.N52]" office:value-type="float" office:value="0" calcext:value-type="float">
            <text:p>0</text:p>
          </table:table-cell>
          <table:table-cell table:formula="of:=([.B52]-[.M52])/[.M52]*10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chool_mackerel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14.2857142857143" calcext:value-type="float">
            <text:p>14.2857142857</text:p>
          </table:table-cell>
          <table:table-cell table:style-name="ce2" table:formula="of:=AVERAGE([.E53:.H53])" office:value-type="float" office:value="14.2857142857143" calcext:value-type="float">
            <text:p>14.2857142857</text:p>
          </table:table-cell>
          <table:table-cell table:style-name="ce2"/>
          <table:table-cell table:style-name="ce2" table:formula="of:=[.I53]-[.N53]" office:value-type="float" office:value="-19.047619047619" calcext:value-type="float">
            <text:p>-19.0476190476</text:p>
          </table:table-cell>
          <table:table-cell table:formula="of:=([.B53]-[.M53])/[.M53]*100" office:value-type="float" office:value="8.33333333333333" calcext:value-type="float">
            <text:p>8.3333333333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3.3333333333333" calcext:value-type="float">
            <text:p>33.3333333333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cribbled_rabbitfish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0" calcext:value-type="float">
            <text:p>100</text:p>
          </table:table-cell>
          <table:table-cell table:formula="of:=AVERAGE([.E54:.H54])" office:value-type="float" office:value="100" calcext:value-type="float">
            <text:p>100</text:p>
          </table:table-cell>
          <table:table-cell/>
          <table:table-cell table:formula="of:=[.I54]-[.N54]" office:value-type="float" office:value="0" calcext:value-type="float">
            <text:p>0</text:p>
          </table:table-cell>
          <table:table-cell table:formula="of:=([.B54]-[.M54])/[.M54]*10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a</text:p>
          </table:table-cell>
          <table:table-cell office:value-type="float" office:value="311" calcext:value-type="float">
            <text:p>31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.3333333333333" calcext:value-type="float">
            <text:p>83.3333333333</text:p>
          </table:table-cell>
          <table:table-cell table:formula="of:=AVERAGE([.E55:.H55])" office:value-type="float" office:value="81.6666666666667" calcext:value-type="float">
            <text:p>81.6666666667</text:p>
          </table:table-cell>
          <table:table-cell/>
          <table:table-cell table:formula="of:=[.I55]-[.N55]" office:value-type="float" office:value="2.77777777777777" calcext:value-type="float">
            <text:p>2.7777777778</text:p>
          </table:table-cell>
          <table:table-cell table:formula="of:=([.B55]-[.M55])/[.M55]*100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78.8888888888889" calcext:value-type="float">
            <text:p>78.8888888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a_mullet</text:p>
          </table:table-cell>
          <table:table-cell office:value-type="float" office:value="185" calcext:value-type="float">
            <text:p>18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8</text:p>
          </table:table-cell>
          <table:table-cell office:value-type="float" office:value="50" calcext:value-type="float">
            <text:p>50</text:p>
          </table:table-cell>
          <table:table-cell office:value-type="float" office:value="61.1111111111111" calcext:value-type="float">
            <text:p>61.1111111111</text:p>
          </table:table-cell>
          <table:table-cell office:value-type="float" office:value="44.4444444444444" calcext:value-type="float">
            <text:p>44.4444444444</text:p>
          </table:table-cell>
          <table:table-cell table:formula="of:=AVERAGE([.E56:.H56])" office:value-type="float" office:value="58.3333333333333" calcext:value-type="float">
            <text:p>58.3333333333</text:p>
          </table:table-cell>
          <table:table-cell/>
          <table:table-cell table:formula="of:=[.I56]-[.N56]" office:value-type="float" office:value="-0.925925925925938" calcext:value-type="float">
            <text:p>-0.9259259259</text:p>
          </table:table-cell>
          <table:table-cell table:formula="of:=([.B56]-[.M56])/[.M56]*10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9.2592592592593" calcext:value-type="float">
            <text:p>59.2592592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ark_mackerel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.5</text:p>
          </table:table-cell>
          <table:table-cell office:value-type="float" office:value="50" calcext:value-type="float">
            <text:p>50</text:p>
          </table:table-cell>
          <table:table-cell office:value-type="float" office:value="37.5" calcext:value-type="float">
            <text:p>37.5</text:p>
          </table:table-cell>
          <table:table-cell office:value-type="float" office:value="25" calcext:value-type="float">
            <text:p>25</text:p>
          </table:table-cell>
          <table:table-cell table:formula="of:=AVERAGE([.E57:.H57])" office:value-type="float" office:value="37.5" calcext:value-type="float">
            <text:p>37.5</text:p>
          </table:table-cell>
          <table:table-cell/>
          <table:table-cell table:formula="of:=[.I57]-[.N57]" office:value-type="float" office:value="-4.16666666666666" calcext:value-type="float">
            <text:p>-4.1666666667</text:p>
          </table:table-cell>
          <table:table-cell table:formula="of:=([.B57]-[.M57])/[.M57]*10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41.6666666666667" calcext:value-type="float">
            <text:p>41.6666666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lver_javelin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table:number-columns-repeated="2" office:value-type="float" office:value="66.6666666666667" calcext:value-type="float">
            <text:p>66.6666666667</text:p>
          </table:table-cell>
          <table:table-cell office:value-type="float" office:value="33.3333333333333" calcext:value-type="float">
            <text:p>33.3333333333</text:p>
          </table:table-cell>
          <table:table-cell table:formula="of:=AVERAGE([.E58:.H58])" office:value-type="float" office:value="50" calcext:value-type="float">
            <text:p>50</text:p>
          </table:table-cell>
          <table:table-cell/>
          <table:table-cell table:formula="of:=[.I58]-[.N58]" office:value-type="float" office:value="-5.55555555555558" calcext:value-type="float">
            <text:p>-5.5555555556</text:p>
          </table:table-cell>
          <table:table-cell table:formula="of:=([.B58]-[.M58])/[.M58]*10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.5555555555556" calcext:value-type="float">
            <text:p>55.5555555556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silver_jewfish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50" calcext:value-type="float">
            <text:p>50</text:p>
          </table:table-cell>
          <table:table-cell table:style-name="ce3" table:formula="of:=AVERAGE([.E59:.H59])" office:value-type="float" office:value="50" calcext:value-type="float">
            <text:p>50</text:p>
          </table:table-cell>
          <table:table-cell table:style-name="ce3"/>
          <table:table-cell table:style-name="ce3" table:formula="of:=[.I59]-[.N59]" office:value-type="float" office:value="-16.6666666666667" calcext:value-type="float">
            <text:p>-16.6666666667</text:p>
          </table:table-cell>
          <table:table-cell table:style-name="ce3" table:formula="of:=([.B59]-[.M59])/[.M59]*100" office:value-type="float" office:value="0" calcext:value-type="float">
            <text:p>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.6666666666667" calcext:value-type="float">
            <text:p>66.6666666667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small_spotted_dart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62.5" calcext:value-type="float">
            <text:p>62.5</text:p>
          </table:table-cell>
          <table:table-cell table:formula="of:=AVERAGE([.E60:.H60])" office:value-type="float" office:value="71.875" calcext:value-type="float">
            <text:p>71.875</text:p>
          </table:table-cell>
          <table:table-cell/>
          <table:table-cell table:formula="of:=[.I60]-[.N60]" office:value-type="float" office:value="1.04166666666667" calcext:value-type="float">
            <text:p>1.0416666667</text:p>
          </table:table-cell>
          <table:table-cell table:formula="of:=([.B60]-[.M60])/[.M60]*10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70.8333333333333" calcext:value-type="float">
            <text:p>70.8333333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67" calcext:value-type="float">
            <text:p>467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5.9090909090909" calcext:value-type="float">
            <text:p>65.9090909091</text:p>
          </table:table-cell>
          <table:table-cell office:value-type="float" office:value="72.7272727272727" calcext:value-type="float">
            <text:p>72.7272727273</text:p>
          </table:table-cell>
          <table:table-cell office:value-type="float" office:value="54.5454545454545" calcext:value-type="float">
            <text:p>54.5454545455</text:p>
          </table:table-cell>
          <table:table-cell office:value-type="float" office:value="63.6363636363636" calcext:value-type="float">
            <text:p>63.6363636364</text:p>
          </table:table-cell>
          <table:table-cell table:formula="of:=AVERAGE([.E61:.H61])" office:value-type="float" office:value="64.2045454545455" calcext:value-type="float">
            <text:p>64.2045454545</text:p>
          </table:table-cell>
          <table:table-cell/>
          <table:table-cell table:formula="of:=[.I61]-[.N61]" office:value-type="float" office:value="2.18904157857646" calcext:value-type="float">
            <text:p>2.1890415786</text:p>
          </table:table-cell>
          <table:table-cell table:formula="of:=([.B61]-[.M61])/[.M61]*100" office:value-type="float" office:value="0.214592274678112" calcext:value-type="float">
            <text:p>0.2145922747</text:p>
          </table:table-cell>
          <table:table-cell office:value-type="float" office:value="466" calcext:value-type="float">
            <text:p>466</text:p>
          </table:table-cell>
          <table:table-cell office:value-type="float" office:value="62.015503875969" calcext:value-type="float">
            <text:p>62.015503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ub_nosed_dart</text:p>
          </table:table-cell>
          <table:table-cell office:value-type="float" office:value="351" calcext:value-type="float">
            <text:p>35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88.2352941176471" calcext:value-type="float">
            <text:p>88.2352941176</text:p>
          </table:table-cell>
          <table:table-cell office:value-type="float" office:value="85.2941176470588" calcext:value-type="float">
            <text:p>85.2941176471</text:p>
          </table:table-cell>
          <table:table-cell office:value-type="float" office:value="88.2352941176471" calcext:value-type="float">
            <text:p>88.2352941176</text:p>
          </table:table-cell>
          <table:table-cell office:value-type="float" office:value="79.4117647058823" calcext:value-type="float">
            <text:p>79.4117647059</text:p>
          </table:table-cell>
          <table:table-cell table:formula="of:=AVERAGE([.E62:.H62])" office:value-type="float" office:value="85.2941176470588" calcext:value-type="float">
            <text:p>85.2941176471</text:p>
          </table:table-cell>
          <table:table-cell/>
          <table:table-cell table:formula="of:=[.I62]-[.N62]" office:value-type="float" office:value="-0.980392156862735" calcext:value-type="float">
            <text:p>-0.9803921569</text:p>
          </table:table-cell>
          <table:table-cell table:formula="of:=([.B62]-[.M62])/[.M62]*100"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86.2745098039216" calcext:value-type="float">
            <text:p>86.27450980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ubnose_garfis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63:.H63])" office:value-type="float" office:value="0" calcext:value-type="float">
            <text:p>0</text:p>
          </table:table-cell>
          <table:table-cell/>
          <table:table-cell table:formula="of:=[.I63]-[.N63]" office:value-type="float" office:value="0" calcext:value-type="float">
            <text:p>0</text:p>
          </table:table-cell>
          <table:table-cell table:formula="of:=([.B63]-[.M63])/[.M63]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panish_mackerel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8.3333333333333" calcext:value-type="float">
            <text:p>58.3333333333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AVERAGE([.E64:.H64])" office:value-type="float" office:value="60.4166666666667" calcext:value-type="float">
            <text:p>60.4166666667</text:p>
          </table:table-cell>
          <table:table-cell table:style-name="ce2"/>
          <table:table-cell table:style-name="ce2" table:formula="of:=[.I64]-[.N64]" office:value-type="float" office:value="-2.44047619047623" calcext:value-type="float">
            <text:p>-2.4404761905</text:p>
          </table:table-cell>
          <table:table-cell table:style-name="ce2" table:formula="of:=([.B64]-[.M64])/[.M64]*100" office:value-type="float" office:value="0.26525198938992" calcext:value-type="float">
            <text:p>0.2652519894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62.8571428571429" calcext:value-type="float">
            <text:p>62.8571428571</text:p>
          </table:table-cell>
          <table:table-cell table:style-name="ce2" table:number-columns-repeated="1010"/>
        </table:table-row>
        <table:table-row table:style-name="ro1">
          <table:table-cell table:style-name="ce2" office:value-type="string" calcext:value-type="string">
            <text:p>spotted_mackerel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3" table:style-name="ce2" office:value-type="float" office:value="41.6666666666667" calcext:value-type="float">
            <text:p>41.6666666667</text:p>
          </table:table-cell>
          <table:table-cell table:style-name="ce2" table:formula="of:=AVERAGE([.E65:.H65])" office:value-type="float" office:value="37.5" calcext:value-type="float">
            <text:p>37.5</text:p>
          </table:table-cell>
          <table:table-cell table:style-name="ce2"/>
          <table:table-cell table:style-name="ce2" table:formula="of:=[.I65]-[.N65]" office:value-type="float" office:value="-6.94444444444444" calcext:value-type="float">
            <text:p>-6.9444444444</text:p>
          </table:table-cell>
          <table:table-cell table:formula="of:=([.B65]-[.M65])/[.M65]*100" office:value-type="float" office:value="0.806451612903226" calcext:value-type="float">
            <text:p>0.8064516129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44.4444444444444" calcext:value-type="float">
            <text:p>44.444444444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tout_whiti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66:.H66])" office:value-type="float" office:value="0" calcext:value-type="float">
            <text:p>0</text:p>
          </table:table-cell>
          <table:table-cell/>
          <table:table-cell table:formula="of:=[.I66]-[.N66]" office:value-type="float" office:value="0" calcext:value-type="float">
            <text:p>0</text:p>
          </table:table-cell>
          <table:table-cell table:formula="of:=([.B66]-[.M66])/[.M66]*10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triped_barracuda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5.5555555555556" calcext:value-type="float">
            <text:p>55.5555555556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style-name="ce2" office:value-type="float" office:value="55.5555555555556" calcext:value-type="float">
            <text:p>55.5555555556</text:p>
          </table:table-cell>
          <table:table-cell table:style-name="ce2" table:formula="of:=AVERAGE([.E67:.H67])" office:value-type="float" office:value="61.1111111111111" calcext:value-type="float">
            <text:p>61.1111111111</text:p>
          </table:table-cell>
          <table:table-cell table:style-name="ce2"/>
          <table:table-cell table:style-name="ce2" table:formula="of:=[.I67]-[.N67]" office:value-type="float" office:value="-9.25925925925929" calcext:value-type="float">
            <text:p>-9.2592592593</text:p>
          </table:table-cell>
          <table:table-cell table:formula="of:=([.B67]-[.M67])/[.M67]*100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0.3703703703704" calcext:value-type="float">
            <text:p>70.3703703704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swallow_tailed_dar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68:.H68])" office:value-type="float" office:value="0" calcext:value-type="float">
            <text:p>0</text:p>
          </table:table-cell>
          <table:table-cell/>
          <table:table-cell table:formula="of:=[.I68]-[.N68]" office:value-type="float" office:value="0" calcext:value-type="float">
            <text:p>0</text:p>
          </table:table-cell>
          <table:table-cell table:formula="of:=([.B68]-[.M68])/[.M68]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tailor</text:p>
          </table:table-cell>
          <table:table-cell table:style-name="ce2" office:value-type="float" office:value="626" calcext:value-type="float">
            <text:p>62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3.3333333333333" calcext:value-type="float">
            <text:p>43.3333333333</text:p>
          </table:table-cell>
          <table:table-cell table:style-name="ce2" office:value-type="float" office:value="68.3333333333333" calcext:value-type="float">
            <text:p>68.333333333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AVERAGE([.E69:.H69])" office:value-type="float" office:value="50.4166666666667" calcext:value-type="float">
            <text:p>50.4166666667</text:p>
          </table:table-cell>
          <table:table-cell table:style-name="ce2"/>
          <table:table-cell table:style-name="ce2" table:formula="of:=[.I69]-[.N69]" office:value-type="float" office:value="20.4731638418079" calcext:value-type="float">
            <text:p>20.4731638418</text:p>
          </table:table-cell>
          <table:table-cell table:style-name="ce2" table:formula="of:=([.B69]-[.M69])/[.M69]*100" office:value-type="float" office:value="0.32051282051282" calcext:value-type="float">
            <text:p>0.3205128205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29.9435028248587" calcext:value-type="float">
            <text:p>29.9435028249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tarwhine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7.5" calcext:value-type="float">
            <text:p>87.5</text:p>
          </table:table-cell>
          <table:table-cell table:formula="of:=AVERAGE([.E70:.H70])" office:value-type="float" office:value="87.5" calcext:value-type="float">
            <text:p>87.5</text:p>
          </table:table-cell>
          <table:table-cell/>
          <table:table-cell table:formula="of:=[.I70]-[.N70]" office:value-type="float" office:value="30.3571428571429" calcext:value-type="float">
            <text:p>30.3571428571</text:p>
          </table:table-cell>
          <table:table-cell table:formula="of:=([.B70]-[.M70])/[.M70]*10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57.1428571428571" calcext:value-type="float">
            <text:p>57.14285714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raglin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8.5714285714286" calcext:value-type="float">
            <text:p>28.5714285714</text:p>
          </table:table-cell>
          <table:table-cell office:value-type="float" office:value="42.8571428571429" calcext:value-type="float">
            <text:p>42.8571428571</text:p>
          </table:table-cell>
          <table:table-cell table:formula="of:=AVERAGE([.E71:.H71])" office:value-type="float" office:value="32.1428571428571" calcext:value-type="float">
            <text:p>32.1428571429</text:p>
          </table:table-cell>
          <table:table-cell/>
          <table:table-cell table:formula="of:=[.I71]-[.N71]" office:value-type="float" office:value="-5.95238095238096" calcext:value-type="float">
            <text:p>-5.9523809524</text:p>
          </table:table-cell>
          <table:table-cell table:formula="of:=([.B71]-[.M71])/[.M71]*10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8.0952380952381" calcext:value-type="float">
            <text:p>38.09523809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ree_by_two_garfish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AVERAGE([.E72:.H72])" office:value-type="float" office:value="0" calcext:value-type="float">
            <text:p>0</text:p>
          </table:table-cell>
          <table:table-cell/>
          <table:table-cell table:formula="of:=[.I72]-[.N72]" office:value-type="float" office:value="0" calcext:value-type="float">
            <text:p>0</text:p>
          </table:table-cell>
          <table:table-cell table:formula="of:=([.B72]-[.M72])/[.M72]*10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umpeter_winter_whiting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AVERAGE([.E73:.H73])" office:value-type="float" office:value="87.5" calcext:value-type="float">
            <text:p>87.5</text:p>
          </table:table-cell>
          <table:table-cell/>
          <table:table-cell table:formula="of:=[.I73]-[.N73]" office:value-type="float" office:value="20.8333333333333" calcext:value-type="float">
            <text:p>20.8333333333</text:p>
          </table:table-cell>
          <table:table-cell table:formula="of:=([.B73]-[.M73])/[.M73]*100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.6666666666667" calcext:value-type="float">
            <text:p>66.666666666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wahoo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66.6666666666667" calcext:value-type="float">
            <text:p>66.6666666667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style-name="ce2" office:value-type="float" office:value="44.4444444444444" calcext:value-type="float">
            <text:p>44.4444444444</text:p>
          </table:table-cell>
          <table:table-cell table:style-name="ce2" table:formula="of:=AVERAGE([.E74:.H74])" office:value-type="float" office:value="52.7777777777778" calcext:value-type="float">
            <text:p>52.7777777778</text:p>
          </table:table-cell>
          <table:table-cell table:style-name="ce2"/>
          <table:table-cell table:style-name="ce2" table:formula="of:=[.I74]-[.N74]" office:value-type="float" office:value="2.77777777777778" calcext:value-type="float">
            <text:p>2.7777777778</text:p>
          </table:table-cell>
          <table:table-cell table:formula="of:=([.B74]-[.M74])/[.M74]*100" office:value-type="float" office:value="0.537634408602151" calcext:value-type="float">
            <text:p>0.5376344086</text:p>
          </table:table-cell>
          <table:table-cell table:style-name="ce2" office:value-type="float" office:value="186" calcext:value-type="float">
            <text:p>186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wolf_herring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4</text:p>
          </table:table-cell>
          <table:table-cell office:value-type="float" office:value="81.8181818181818" calcext:value-type="float">
            <text:p>81.8181818182</text:p>
          </table:table-cell>
          <table:table-cell table:number-columns-repeated="2" office:value-type="float" office:value="72.7272727272727" calcext:value-type="float">
            <text:p>72.7272727273</text:p>
          </table:table-cell>
          <table:table-cell table:formula="of:=AVERAGE([.E75:.H75])" office:value-type="float" office:value="72.7272727272727" calcext:value-type="float">
            <text:p>72.7272727273</text:p>
          </table:table-cell>
          <table:table-cell/>
          <table:table-cell table:formula="of:=[.I75]-[.N75]" office:value-type="float" office:value="-6.06060606060603" calcext:value-type="float">
            <text:p>-6.0606060606</text:p>
          </table:table-cell>
          <table:table-cell table:formula="of:=([.B75]-[.M75])/[.M75]*10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78.7878787878788" calcext:value-type="float">
            <text:p>78.787878787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yellowfin_bream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61.5384615384615" calcext:value-type="float">
            <text:p>61.5384615385</text:p>
          </table:table-cell>
          <table:table-cell table:style-name="ce2" office:value-type="float" office:value="69.2307692307692" calcext:value-type="float">
            <text:p>69.2307692308</text:p>
          </table:table-cell>
          <table:table-cell table:style-name="ce2" table:formula="of:=AVERAGE([.E76:.H76])" office:value-type="float" office:value="63.4615384615385" calcext:value-type="float">
            <text:p>63.4615384615</text:p>
          </table:table-cell>
          <table:table-cell table:style-name="ce2"/>
          <table:table-cell table:style-name="ce2" table:formula="of:=[.I76]-[.N76]" office:value-type="float" office:value="11.946386946387" calcext:value-type="float">
            <text:p>11.9463869464</text:p>
          </table:table-cell>
          <table:table-cell table:formula="of:=([.B76]-[.M76])/[.M76]*100" office:value-type="float" office:value="3.125" calcext:value-type="float">
            <text:p>3.125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.5151515151515" calcext:value-type="float">
            <text:p>51.5151515152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yellowfin_tuna</text:p>
          </table:table-cell>
          <table:table-cell office:value-type="float" office:value="481" calcext:value-type="float">
            <text:p>481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36.9565217391304" calcext:value-type="float">
            <text:p>36.9565217391</text:p>
          </table:table-cell>
          <table:table-cell office:value-type="float" office:value="67.3913043478261" calcext:value-type="float">
            <text:p>67.3913043478</text:p>
          </table:table-cell>
          <table:table-cell office:value-type="float" office:value="54.3478260869565" calcext:value-type="float">
            <text:p>54.347826087</text:p>
          </table:table-cell>
          <table:table-cell office:value-type="float" office:value="60.8695652173913" calcext:value-type="float">
            <text:p>60.8695652174</text:p>
          </table:table-cell>
          <table:table-cell table:formula="of:=AVERAGE([.E77:.H77])" office:value-type="float" office:value="54.8913043478261" calcext:value-type="float">
            <text:p>54.8913043478</text:p>
          </table:table-cell>
          <table:table-cell/>
          <table:table-cell table:formula="of:=[.I77]-[.N77]" office:value-type="float" office:value="-2.35507246376807" calcext:value-type="float">
            <text:p>-2.3550724638</text:p>
          </table:table-cell>
          <table:table-cell table:formula="of:=([.B77]-[.M77])/[.M77]*100"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57.2463768115942" calcext:value-type="float">
            <text:p>57.2463768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yellowtail_kingfish</text:p>
          </table:table-cell>
          <table:table-cell office:value-type="float" office:value="618" calcext:value-type="float">
            <text:p>618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38.9830508474576" calcext:value-type="float">
            <text:p>38.9830508475</text:p>
          </table:table-cell>
          <table:table-cell office:value-type="float" office:value="59.3220338983051" calcext:value-type="float">
            <text:p>59.3220338983</text:p>
          </table:table-cell>
          <table:table-cell office:value-type="float" office:value="62.7118644067797" calcext:value-type="float">
            <text:p>62.7118644068</text:p>
          </table:table-cell>
          <table:table-cell office:value-type="float" office:value="44.0677966101695" calcext:value-type="float">
            <text:p>44.0677966102</text:p>
          </table:table-cell>
          <table:table-cell table:formula="of:=AVERAGE([.E78:.H78])" office:value-type="float" office:value="51.271186440678" calcext:value-type="float">
            <text:p>51.2711864407</text:p>
          </table:table-cell>
          <table:table-cell/>
          <table:table-cell table:formula="of:=[.I78]-[.N78]" office:value-type="float" office:value="-6.35593220338983" calcext:value-type="float">
            <text:p>-6.3559322034</text:p>
          </table:table-cell>
          <table:table-cell table:formula="of:=([.B78]-[.M78])/[.M78]*100"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 office:value-type="float" office:value="57.6271186440678" calcext:value-type="float">
            <text:p>57.627118644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yellowtailed_flathea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AVERAGE([.E79:.H79])" office:value-type="float" office:value="0" calcext:value-type="float">
            <text:p>0</text:p>
          </table:table-cell>
          <table:table-cell table:style-name="ce2"/>
          <table:table-cell table:style-name="ce2" table:formula="of:=[.I79]-[.N79]" office:value-type="float" office:value="0" calcext:value-type="float">
            <text:p>0</text:p>
          </table:table-cell>
          <table:table-cell table:formula="of:=([.B79]-[.M79])/[.M79]*100" office:value-type="float" office:value="16.6666666666667" calcext:value-type="float">
            <text:p>16.666666666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SUM([.L2:.L78])" office:value-type="float" office:value="111.034261645442" calcext:value-type="float">
            <text:p>111.0342616454</text:p>
          </table:table-cell>
          <table:table-cell table:number-columns-repeated="101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18-07-22_17:58:37.583737_mobilenet_1.0_224_quantized'.K1:'2018-07-22_17:58:37.583737_mobilenet_1.0_224_quantized'.N7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3T19:40:44.375546531</dc:date>
    <meta:editing-duration>PT33M26S</meta:editing-duration>
    <meta:editing-cycles>5</meta:editing-cycles>
    <meta:generator>LibreOffice/5.1.6.2$Linux_X86_64 LibreOffice_project/10m0$Build-2</meta:generator>
    <meta:document-statistic meta:table-count="1" meta:cell-count="1028" meta:object-count="0"/>
  </office:meta>
</office:document-meta>
</file>